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'Open Sans', sans-serif"/>
    <style:font-face style:name="Lohit Devanagari1" svg:font-family="'Lohit Devanagari'"/>
    <style:font-face style:name="Menlo" svg:font-family="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style:text-underline-style="solid" style:text-underline-width="auto" style:text-underline-color="font-color" officeooo:paragraph-rsid="000a1067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fo:font-size="16pt" style:text-underline-style="none" officeooo:paragraph-rsid="000a1067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color="#000000" fo:font-size="16pt" style:text-underline-style="none" officeooo:rsid="00121ebe" officeooo:paragraph-rsid="000b27a3" style:font-size-asian="14pt" style:font-size-complex="16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color="#000000" fo:font-size="16pt" style:text-underline-style="none" officeooo:rsid="00121ebe" officeooo:paragraph-rsid="000b909f" style:font-size-asian="14pt" style:font-size-complex="16pt"/>
    </style:style>
    <style:style style:name="P5" style:family="paragraph" style:parent-style-name="Standard">
      <style:text-properties fo:font-variant="normal" fo:text-transform="none" fo:color="#000000" style:font-name="Droid Sans" fo:font-size="18pt" fo:letter-spacing="normal" fo:font-style="normal" style:text-underline-style="solid" style:text-underline-width="auto" style:text-underline-color="font-color" fo:font-weight="bold" officeooo:paragraph-rsid="000a1067"/>
    </style:style>
    <style:style style:name="P6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color="#000000" fo:font-size="16pt" style:text-underline-style="none" officeooo:rsid="00121ebe" officeooo:paragraph-rsid="000a1067" style:font-size-asian="14pt" style:font-size-complex="16pt"/>
    </style:style>
    <style:style style:name="P7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color="#000000" fo:font-size="16pt" style:text-underline-style="none" officeooo:rsid="00121ebe" officeooo:paragraph-rsid="000b909f" style:font-size-asian="14pt" style:font-size-complex="16pt"/>
    </style:style>
    <style:style style:name="P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555555" style:font-name="Droid Sans" fo:font-size="12pt" fo:letter-spacing="normal" fo:font-style="normal" style:text-underline-style="none" fo:font-weight="normal" officeooo:rsid="0013c5f4" officeooo:paragraph-rsid="000a1067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555555" style:font-name="Droid Sans" fo:font-size="12pt" fo:letter-spacing="normal" fo:font-style="normal" style:text-underline-style="none" fo:font-weight="normal" officeooo:rsid="000a1067" officeooo:paragraph-rsid="000a1067" style:font-size-asian="14pt" style:font-size-complex="16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555555" style:font-name="Droid Sans" fo:font-size="12pt" fo:letter-spacing="normal" fo:font-style="normal" style:text-underline-style="none" fo:font-weight="normal" officeooo:rsid="000a1067" officeooo:paragraph-rsid="000a1067"/>
    </style:style>
    <style:style style:name="T1" style:family="text">
      <style:text-properties fo:font-variant="normal" fo:text-transform="none" style:font-name="Droid Sans" fo:font-size="18pt" fo:letter-spacing="normal" fo:font-style="normal" fo:font-weight="bold"/>
    </style:style>
    <style:style style:name="T2" style:family="text">
      <style:text-properties fo:font-variant="normal" fo:text-transform="none" style:font-name="Droid Sans" fo:font-size="18pt" fo:letter-spacing="normal" fo:font-style="normal" fo:font-weight="bold" officeooo:rsid="000a1067"/>
    </style:style>
    <style:style style:name="T3" style:family="text">
      <style:text-properties fo:font-variant="normal" fo:text-transform="none" fo:color="#555555" style:font-name="Droid Sans" fo:font-size="12pt" fo:letter-spacing="normal" fo:font-style="normal" fo:font-weight="normal"/>
    </style:style>
    <style:style style:name="T4" style:family="text">
      <style:text-properties fo:font-variant="normal" fo:text-transform="none" fo:color="#555555" style:font-name="Droid Sans" fo:font-size="12pt" fo:letter-spacing="normal" fo:font-style="normal" fo:font-weight="normal" officeooo:rsid="0013c5f4"/>
    </style:style>
    <style:style style:name="T5" style:family="text">
      <style:text-properties fo:font-variant="normal" fo:text-transform="none" fo:color="#555555" style:font-name="Droid Sans" fo:font-size="12pt" fo:letter-spacing="normal" fo:font-style="normal" fo:font-weight="normal" officeooo:rsid="000a1067"/>
    </style:style>
    <style:style style:name="T6" style:family="text">
      <style:text-properties fo:font-variant="normal" fo:text-transform="none" fo:color="#555555" style:font-name="Droid Sans" fo:font-size="12pt" fo:letter-spacing="normal" fo:font-style="normal" fo:font-weight="normal" officeooo:rsid="000b27a3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555555" style:font-name="Droid Sans" fo:font-size="12pt" fo:letter-spacing="normal" fo:font-style="normal" fo:font-weight="normal" officeooo:rsid="000b909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555555" style:font-name="Droid Sans" fo:font-size="12pt" fo:letter-spacing="normal" fo:font-style="normal" fo:font-weight="normal" officeooo:rsid="000d1ac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555555" style:font-name="Droid Sans" fo:font-size="12pt" fo:letter-spacing="normal" fo:font-style="normal" style:text-underline-style="solid" style:text-underline-width="auto" style:text-underline-color="font-color" fo:font-weight="bold" officeooo:rsid="000a1067" style:font-size-asian="12pt" style:font-size-complex="12pt"/>
    </style:style>
    <style:style style:name="T10" style:family="text">
      <style:text-properties fo:font-variant="normal" fo:text-transform="none" fo:color="#555555" style:font-name="Droid Sans" fo:font-size="12pt" fo:letter-spacing="normal" fo:font-style="normal" style:text-underline-style="solid" style:text-underline-width="auto" style:text-underline-color="font-color" fo:font-weight="bold" officeooo:rsid="000b27a3" style:font-size-asian="12pt" style:font-size-complex="12pt"/>
    </style:style>
    <style:style style:name="T11" style:family="text">
      <style:text-properties fo:font-variant="normal" fo:text-transform="none" fo:color="#555555" style:font-name="Droid Sans" fo:font-size="12pt" fo:letter-spacing="normal" fo:font-style="normal" style:text-underline-style="none" fo:font-weight="normal" officeooo:rsid="000b27a3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694cm" fo:text-indent="-0.635cm" fo:margin-left="3.6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29cm" fo:text-indent="-0.635cm" fo:margin-left="4.3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64cm" fo:text-indent="-0.635cm" fo:margin-left="4.9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599cm" fo:text-indent="-0.635cm" fo:margin-left="5.5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34cm" fo:text-indent="-0.635cm" fo:margin-left="6.2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869cm" fo:text-indent="-0.635cm" fo:margin-left="6.8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04cm" fo:text-indent="-0.635cm" fo:margin-left="7.5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39cm" fo:text-indent="-0.635cm" fo:margin-left="8.1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alling P</text:span><text:span text:style-name="T2">gAdmin3/PgAdmin4</text:span><text:span text:style-name="T1"> On Ubuntu 18.04</text:span></text:p>
      <text:p text:style-name="P5"/>
      <text:p text:style-name="P2"><text:span text:style-name="T5">T</text:span><text:span text:style-name="T3">o install P</text:span><text:span text:style-name="T5">gAdmin3,</text:span><text:span text:style-name="T3"> run the commands belo</text:span><text:span text:style-name="T4">w</text:span></text:p>
      <text:list xml:id="list1135172763" text:style-name="L1">
        <text:list-item>
          <text:p text:style-name="P8">sudo apt-get install pgadmin3</text:p>
        </text:list-item>
      </text:list>
      <text:p text:style-name="P10"/>
      <text:p text:style-name="P2"><text:span text:style-name="T5">T</text:span><text:span text:style-name="T4">o install P</text:span><text:span text:style-name="T5">gAdmin4,</text:span><text:span text:style-name="T4"> run the commands below</text:span></text:p>
      <text:list xml:id="list3484398499" text:style-name="L2">
        <text:list-item>
          <text:p text:style-name="P6"><text:span text:style-name="T4">sudo apt-get install pgadmin</text:span><text:span text:style-name="T5">4</text:span></text:p>
        </text:list-item>
      </text:list>
      <text:p text:style-name="P9"/>
      <text:p text:style-name="P9"><text:s text:c="9"/></text:p>
      <text:p text:style-name="P3"><text:span text:style-name="T5"><text:s text:c="6"/></text:span><text:span text:style-name="Strong_20_Emphasis"><text:span text:style-name="T9">S</text:span></text:span><text:span text:style-name="Strong_20_Emphasis"><text:span text:style-name="T10">teps for server Registration: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6">Step 1: Right click on localhost on left side</text:span></text:span></text:p>
      <text:p text:style-name="P4"><text:span text:style-name="Strong_20_Emphasis"><text:span text:style-name="T7">Step 2:</text:span></text:span><text:span text:style-name="Strong_20_Emphasis"><text:span text:style-name="T8">Type</text:span></text:span><text:span text:style-name="Strong_20_Emphasis"><text:span text:style-name="T7"> the options</text:span></text:span></text:p>
      <text:list xml:id="list406169144" text:style-name="L3">
        <text:list-item>
          <text:p text:style-name="P7"><text:span text:style-name="Strong_20_Emphasis"><text:span text:style-name="T7">Name</text:span></text:span></text:p>
        </text:list-item>
        <text:list-item>
          <text:p text:style-name="P7"><text:span text:style-name="Strong_20_Emphasis"><text:span text:style-name="T7">Server</text:span></text:span></text:p>
        </text:list-item>
        <text:list-item>
          <text:p text:style-name="P7"><text:span text:style-name="Strong_20_Emphasis"><text:span text:style-name="T7">Background</text:span></text:span></text:p>
        </text:list-item>
        <text:list-item>
          <text:p text:style-name="P7"><text:span text:style-name="Strong_20_Emphasis"><text:span text:style-name="T7">Foreground</text:span></text:span></text:p>
        </text:list-item>
        <text:list-item>
          <text:p text:style-name="P7"><text:span text:style-name="Strong_20_Emphasis"><text:span text:style-name="T7">Comments</text:span></text:span></text:p>
        </text:list-item>
      </text:list>
      <text:p text:style-name="P4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'Open Sans', sans-serif"/>
    <style:font-face style:name="Lohit Devanagari1" svg:font-family="'Lohit Devanagari'"/>
    <style:font-face style:name="Menlo" svg:font-family="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2:53:08.105508683</meta:creation-date>
    <dc:date>2018-09-07T13:44:50.290175080</dc:date>
    <meta:editing-duration>PT13M5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56" meta:character-count="346" meta:non-whitespace-character-count="295"/>
  </office:meta>
</office:document-meta>
</file>